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adornments="Standard" style:font-pitch="fixed"/>
    <style:font-face style:name="Courier New" svg:font-family="'Courier New'" style:font-adornments="Normale"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2" svg:font-family="'Times New Roman'" style:font-adornments="Grassetto" style:font-family-generic="roman" style:font-pitch="variable"/>
    <style:font-face style:name="Times New Roman3" svg:font-family="'Times New Roman'" style:font-adornments="Grassetto Corsivo" style:font-family-generic="roman" style:font-pitch="variable"/>
    <style:font-face style:name="Times New Roman1" svg:font-family="'Times New Roman'" style:font-adornments="Normale"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la1" style:family="table">
      <style:table-properties style:width="17cm" table:align="margins" style:may-break-between-rows="false"/>
    </style:style>
    <style:style style:name="Tabella1.A" style:family="table-column">
      <style:table-column-properties style:column-width="17cm" style:rel-column-width="65535*"/>
    </style:style>
    <style:style style:name="Tabella1.A1" style:family="table-cell">
      <style:table-cell-properties fo:background-color="#e6e6ff" fo:padding="0.097cm" fo:border-left="none" fo:border-right="none" fo:border-top="none" fo:border-bottom="0.05pt solid #000000">
        <style:background-image/>
      </style:table-cell-properties>
    </style:style>
    <style:style style:name="Tabella1.A2" style:family="table-cell">
      <style:table-cell-properties fo:padding="0.097cm" fo:border="none"/>
    </style:style>
    <style:style style:name="P1" style:family="paragraph" style:parent-style-name="Standard">
      <style:text-properties text:display="none"/>
    </style:style>
    <style:style style:name="P2" style:family="paragraph" style:parent-style-name="Table_20_Contents">
      <style:text-properties fo:font-weight="bold" style:font-weight-asian="bold" style:font-weight-complex="bold"/>
    </style:style>
    <style:style style:name="P3" style:family="paragraph" style:parent-style-name="Definizione_20_Nome">
      <style:paragraph-properties fo:margin-left="0cm" fo:margin-right="0cm" fo:text-indent="0cm" style:auto-text-indent="false"/>
    </style:style>
    <style:style style:name="P4" style:family="paragraph" style:parent-style-name="Definizione_20_Valore">
      <style:text-properties officeooo:paragraph-rsid="000fd88b"/>
    </style:style>
    <style:style style:name="P5" style:family="paragraph" style:parent-style-name="Definizione_20_Valore">
      <style:text-properties fo:font-weight="normal" officeooo:paragraph-rsid="000fd88b" style:font-weight-asian="normal" style:font-weight-complex="normal"/>
    </style:style>
    <style:style style:name="T1" style:family="text">
      <style:text-properties officeooo:rsid="000e4538"/>
    </style:style>
    <style:style style:name="T2" style:family="text">
      <style:text-properties officeooo:rsid="000fd88b"/>
    </style:style>
    <style:style style:name="T3" style:family="text">
      <style:text-properties fo:font-weight="bold" officeooo:rsid="000fd88b" style:font-weight-asian="bold" style:font-weight-complex="bold"/>
    </style:style>
    <style:style style:name="T4" style:family="text">
      <style:text-properties officeooo:rsid="0011384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row>
          <table:table-cell table:style-name="Tabella1.A1" office:value-type="string">
            <text:p text:style-name="P2"><text:text-input text:description="">&lt;Personale Asilo&gt;</text:text-input></text:p>
          </table:table-cell>
        </table:table-row>
        <table:table-row>
          <table:table-cell table:style-name="Tabella1.A2" office:value-type="string">
            <text:p text:style-name="P3"><text:span text:style-name="T1"><text:s/>Adatabbilità e Portabilità</text:span> </text:p>
            <text:p text:style-name="P4"><text:span text:style-name="T2">Il personale dell'asilo formato dal personale amministrativo, personale formazione, delegato rettore e responsabile scientifico, indipendentemente e dal sistema utilizzato, il sistema dev'essere funzionate e coerente con il design modellato. Il sistema essendo progettato per essere eseguito su macchine diverse e utilizzato anche tramite browser, è adattabile altri sviluppi hardware e software.</text:span></text:p>
            <text:p text:style-name="Definizione_20_Nome"><text:span text:style-name="T2"><text:s/></text:span><text:span text:style-name="T3">Usabilità:</text:span></text:p>
            <text:p text:style-name="P5"><text:span text:style-name="T2">Attraverso una semplice interfaccia web, il <text:s/>personale dell'asilo formato dal personale amministrativo, personale formazione, delegato rettore e responsabile scientifico, potrà facilmente e velocemente apprendere il funzionamento del sistema. Gli utenti devono poter effettuare vari operazioni come la visualizzazione delle risposte dei genitori ai questionari valutativi in meno otto click.</text:span></text:p>
            <text:p text:style-name="Definizione_20_Nome"><text:span text:style-name="T2"><text:s text:c="2"/>Affidabilità:</text:span></text:p>
            <text:p text:style-name="Definizione_20_Valore"><text:span text:style-name="T2">In caso di scadenze burocratiche come la scadenza del bando dell'iscrizione all'asilo Mazzetti, e la relativa gestione e la pubblicazione della relativa graduatoria, come la scadenza di un pagamento di una retta mensile o come una scadenza di una registrazione ad una eventuale gita scolastica, il sistema deve sempre funzionare ed essere disponibile evitando cosi l'impossibilità ad effettuare questo tipo di operazione. In altre parole il sistema non deve essere soggetto a failure </text:span><text:span text:style-name="T4">ma essere tollerante agli errori prevenendo quelli che fanno riferimento ad inserimento di dati necessari alla compilazione corretta di un form, perdita di connessione al database, perdita di connessione alla rete(Internet), avvertendo comunque l'utente con delle notifiche inerenti all'errore verificatosi.</text:span></text:p>
            <text:p text:style-name="Table_20_Contents"><text:span text:style-name="T2"><text:s text:c="4"/></text:span></text:p>
            <text:p text:style-name="Table_20_Contents"><text:span text:style-name="T2"/></text:p>
            <text:p text:style-name="Text_20_body"><text:span text:style-name="T2"><text:s text:c="2"/></text:span></text:p>
            <text:p text:style-name="Definizione_20_Nome"><text:span text:style-name="T2"><text:s/></text:span></text:p>
          </table:table-cell>
        </table:table-row>
      </table:table>
      <text:p text:style-name="P1">QUELLA SOPRA È UNA TABELLA.</text:p>
      <text:p text:style-name="P1">PER AGGIUNGERE UN ALTRO REQUISITO, INSERIRE UNA NUOVA RIGA NELLA TABEL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10 Pitch" svg:font-family="'Courier 10 Pitch'" style:font-adornments="Standard" style:font-pitch="fixed"/>
    <style:font-face style:name="Courier New" svg:font-family="'Courier New'" style:font-adornments="Normale"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2" svg:font-family="'Times New Roman'" style:font-adornments="Grassetto" style:font-family-generic="roman" style:font-pitch="variable"/>
    <style:font-face style:name="Times New Roman3" svg:font-family="'Times New Roman'" style:font-adornments="Grassetto Corsivo" style:font-family-generic="roman" style:font-pitch="variable"/>
    <style:font-face style:name="Times New Roman1" svg:font-family="'Times New Roman'" style:font-adornments="Normale"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1" fo:font-size="14pt" style:font-name-asian="Droid Sans Fallback" style:font-size-asian="14pt" style:font-name-complex="Lohit Hindi"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212cm" style:contextual-spacing="false" fo:text-align="justify" style:justify-single-word="true" fo:orphans="2" fo:widows="2" fo:hyphenation-ladder-count="1" fo:text-indent="0.499cm" style:auto-text-indent="false" style:page-number="auto" fo:background-color="transparent" style:shadow="none">
        <style:tab-stops/>
        <style:background-image/>
      </style:paragraph-properties>
      <style:text-properties fo:hyphenate="false" fo:hyphenation-remain-char-count="3" fo:hyphenation-push-char-count="3"/>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stazioni_20_prima_20_pagina" style:display-name="Intestazioni prima pagina" style:family="paragraph" style:parent-style-name="Standard" style:master-page-name="">
      <style:paragraph-properties fo:margin-top="0.3cm" fo:margin-bottom="0cm" style:contextual-spacing="false" fo:line-height="150%" fo:text-align="end" style:justify-single-word="false" style:page-number="auto"/>
      <style:text-properties fo:letter-spacing="0.035cm"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Subtitle" style:class="chapter" style:master-page-name="">
      <style:paragraph-properties fo:margin-top="0.621cm" fo:margin-bottom="0.21cm" style:contextual-spacing="false" fo:text-align="center" style:justify-single-word="false" style:page-number="auto" fo:break-before="auto" fo:break-after="auto"/>
      <style:text-properties style:font-name="Times New Roman2" fo:font-size="4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100%" fo:margin-left="0cm" fo:margin-right="0cm" fo:margin-top="0cm" fo:margin-bottom="0cm" style:contextual-spacing="false" fo:text-align="center" style:justify-single-word="false" fo:text-indent="0cm" style:auto-text-indent="false" style:page-number="auto" text:number-lines="false" text:line-number="0">
        <style:tab-stops/>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orphans="0" fo:widows="0" style:page-number="auto" fo:break-before="auto" fo:break-after="auto" fo:background-color="transparent" style:shadow="none">
        <style:tab-stops/>
        <style:background-image/>
      </style:paragraph-properties>
      <style:text-properties style:font-name="Times New Roman2"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76cm" fo:margin-right="0cm" fo:margin-top="0cm" fo:margin-bottom="0cm" style:contextual-spacing="false" fo:text-indent="-0.66cm" style:auto-text-indent="false" style:page-number="auto">
        <style:tab-stops/>
      </style:paragraph-properties>
      <style:text-properties style:font-name="Times New Roman3"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76cm" fo:margin-right="0cm" fo:margin-top="0cm" fo:margin-bottom="0cm" style:contextual-spacing="false" fo:text-indent="-0.559cm" style:auto-text-indent="false">
        <style:tab-stops/>
      </style:paragraph-properties>
      <style:text-properties style:font-name="Times New Roman2"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100%" fo:margin-left="0.76cm" fo:margin-right="0cm" fo:margin-top="0.4cm" fo:margin-bottom="0cm" style:contextual-spacing="false" fo:text-indent="-0.46cm" style:auto-text-indent="false">
        <style:tab-stops/>
      </style:paragraph-properties>
      <style:text-properties fo:font-size="85%" fo:font-style="italic" fo:font-weight="bold" style:font-size-asian="85%" style:font-style-asian="italic" style:font-weight-asian="bold" style:font-size-complex="85%" style:font-style-complex="italic" style:font-weight-complex="bold"/>
    </style:style>
    <style:style style:name="Intestazione_20_Fuori_20_Indice" style:display-name="Intestazione Fuori Indice" style:family="paragraph" style:parent-style-name="Heading_20_1" style:next-style-name="Text_20_body" style:default-outline-level="" style:list-style-name="">
      <style:paragraph-properties fo:text-align="center" style:justify-single-word="false">
        <style:tab-stops/>
      </style:paragraph-properties>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uto_20_allineato" style:display-name="Contenuto allineato" style:family="paragraph" style:parent-style-name="Table_20_Contents" style:master-page-name="">
      <style:paragraph-properties fo:margin-top="0.049cm" fo:margin-bottom="0cm" style:contextual-spacing="false" fo:text-align="start" style:justify-single-word="false" style:page-number="auto" style:vertical-align="baseline"/>
      <style:text-properties style:font-name="Courier New" fo:font-weight="normal" style:font-size-asian="10.5pt"/>
    </style:style>
    <style:style style:name="Numero_20_di_20_versione" style:display-name="Numero di versione" style:family="paragraph" style:parent-style-name="Contenuto_20_allineato">
      <style:paragraph-properties fo:text-align="end" style:justify-single-word="false"/>
      <style:text-properties fo:font-weight="bold" style:font-size-asian="10.5pt"/>
    </style:style>
    <style:style style:name="Table" style:family="paragraph" style:parent-style-name="Caption" style:class="extra"/>
    <style:style style:name="Bibliography_20_Heading" style:display-name="Bibliography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3cm" fo:margin-right="0cm" fo:margin-top="0cm" fo:margin-bottom="0.101cm" style:contextual-spacing="false" fo:text-indent="-0.3cm" style:auto-text-indent="false">
        <style:tab-stops>
          <style:tab-stop style:position="17cm" style:type="right" style:leader-style="dotted" style:leader-text="."/>
        </style:tab-stops>
      </style:paragraph-properties>
    </style:style>
    <style:style style:name="Definizione_20_Nome" style:display-name="Definizione Nome" style:family="paragraph" style:parent-style-name="Table_20_Contents" style:next-style-name="Definizione_20_Valore">
      <style:paragraph-properties fo:margin="100%" fo:margin-left="0cm" fo:margin-right="0cm" fo:margin-top="0cm" fo:margin-bottom="0cm" style:contextual-spacing="false" fo:text-indent="0.3cm" style:auto-text-indent="false">
        <style:tab-stops/>
      </style:paragraph-properties>
      <style:text-properties fo:font-style="italic" fo:font-weight="bold" style:font-size-asian="10.5pt"/>
    </style:style>
    <style:style style:name="Definizione_20_Valore" style:display-name="Definizione Valore" style:family="paragraph" style:parent-style-name="Table_20_Contents" style:next-style-name="Table_20_Contents" style:master-page-name="">
      <style:paragraph-properties fo:margin="100%" fo:margin-left="0.6cm" fo:margin-right="0cm" fo:margin-top="0cm" fo:margin-bottom="0.31cm" style:contextual-spacing="false" fo:widows="2" fo:text-indent="0cm" style:auto-text-indent="false" style:page-number="auto"/>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100%" fo:margin-left="0.76cm" fo:margin-right="0cm" fo:margin-top="0.319cm" fo:margin-bottom="0.21cm" style:contextual-spacing="false" fo:text-indent="-0.259cm" style:auto-text-indent="false">
        <style:tab-stops/>
      </style:paragraph-properties>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Spacer" style:family="paragraph" style:parent-style-name="Text_20_body">
      <style:paragraph-properties fo:margin="100%" fo:margin-left="0cm" fo:margin-right="0cm" fo:margin-top="0cm" fo:margin-bottom="0cm" style:contextual-spacing="false" fo:line-height="0.3cm"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stazione_20_1_20_non_20_numerata" style:display-name="Intestazione 1 non numerata" style:family="paragraph" style:parent-style-name="Heading_20_1" style:default-outline-level="1"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Monospace" style:family="text">
      <style:text-properties style:font-name="Courier 10 Pitch" style:font-size-asian="10.5pt"/>
    </style:style>
    <style:style style:name="Example" style:family="text">
      <style:text-properties style:font-name="Droid Sans Mono" style:font-name-asian="Droid Sans Fallback1" style:font-name-complex="Lohit Hindi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erazione_20_rischi" style:display-name="Numerazione rischi">
      <text:list-level-style-number text:level="1"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level-style-number text:level="2"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level-style-number text:level="3"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level-style-number text:level="4"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level-style-number text:level="5"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level-style-number text:level="6"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level-style-number text:level="7"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level-style-number text:level="8"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level-style-number text:level="9"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level-style-number text:level="10"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2T14:46:03.12</meta:creation-date>
    <meta:editing-duration>PT24M32S</meta:editing-duration>
    <meta:editing-cycles>4</meta:editing-cycles>
    <meta:generator>LibreOffice/3.6$Windows_x86 LibreOffice_project/da8c1e6-fd468f4-454e206-f42a4a9-143cfd</meta:generator>
    <dc:date>2012-11-02T15:21:23.39</dc:date>
    <meta:document-statistic meta:table-count="1" meta:image-count="0" meta:object-count="0" meta:page-count="1" meta:paragraph-count="10" meta:word-count="221" meta:character-count="1655" meta:non-whitespace-character-count="1428"/>
  </office:meta>
</office:document-meta>
</file>